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P1" style:family="paragraph" style:parent-style-name="Heading_20_3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Heading_20_4">
      <style:text-properties officeooo:paragraph-rsid="00170341"/>
    </style:style>
    <style:style style:name="P3" style:family="paragraph" style:parent-style-name="Heading_20_4">
      <style:text-properties officeooo:paragraph-rsid="001aa895"/>
    </style:style>
    <style:style style:name="P4" style:family="paragraph" style:parent-style-name="Heading_20_4">
      <style:text-properties officeooo:paragraph-rsid="001d879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officeooo:paragraph-rsid="001aa895"/>
    </style:style>
    <style:style style:name="P8" style:family="paragraph" style:parent-style-name="Text_20_body" style:list-style-name="L1">
      <style:text-properties officeooo:paragraph-rsid="001aa895"/>
    </style:style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4">
      <style:text-properties officeooo:paragraph-rsid="00170341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14" style:family="paragraph" style:parent-style-name="Text_20_body">
      <style:text-properties officeooo:paragraph-rsid="00170341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170341"/>
    </style:style>
    <style:style style:name="P16" style:family="paragraph" style:parent-style-name="Text_20_body" style:list-style-name="L7">
      <style:paragraph-properties fo:margin-top="0cm" fo:margin-bottom="0cm" style:contextual-spacing="false"/>
      <style:text-properties officeooo:rsid="00170341" officeooo:paragraph-rsid="00170341"/>
    </style:style>
    <style:style style:name="P17" style:family="paragraph" style:parent-style-name="Text_20_body" style:list-style-name="L8">
      <style:paragraph-properties fo:margin-top="0cm" fo:margin-bottom="0cm" style:contextual-spacing="false"/>
      <style:text-properties officeooo:rsid="00170341" officeooo:paragraph-rsid="00170341"/>
    </style:style>
    <style:style style:name="P18" style:family="paragraph" style:parent-style-name="Text_20_body" style:list-style-name="L2">
      <style:paragraph-properties fo:margin-top="0cm" fo:margin-bottom="0cm" style:contextual-spacing="false"/>
      <style:text-properties officeooo:rsid="00170341" officeooo:paragraph-rsid="001d879d"/>
    </style:style>
    <style:style style:name="P19" style:family="paragraph" style:parent-style-name="Text_20_body" style:list-style-name="L3">
      <style:paragraph-properties fo:margin-top="0cm" fo:margin-bottom="0cm" style:contextual-spacing="false"/>
      <style:text-properties officeooo:rsid="00170341" officeooo:paragraph-rsid="001d879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1d879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70341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ahier des Charges pour une Calculatrice en Ligne en PHP</text:h>
      <text:p text:style-name="P13"/>
      <table:table table:name="Tableau1" table:style-name="Tableau1">
        <table:table-column table:style-name="Tableau1.A"/>
        <table:table-row>
          <table:table-cell table:style-name="Tableau1.A1" office:value-type="string">
            <text:h text:style-name="P3" text:outline-level="4"><text:span text:style-name="T1">1. </text:span><text:span text:style-name="Strong_20_Emphasis"><text:span text:style-name="T1">Objectifs du projet</text:span></text:span></text:h>
            <text:list text:style-name="L1">
              <text:list-item>
                <text:p text:style-name="P7">Créer une interface web simple permettant de réaliser des opérations arithmétiques de base (addition, soustraction, multiplication, division).</text:p>
              </text:list-item>
              <text:list-item>
                <text:p text:style-name="P8">Le projet sera réalisé avec PHP pour le traitement des calculs et avec HTML/CSS pour l'interface utilisateur.</text:p>
              </text:list-item>
            </text:list>
          </table:table-cell>
        </table:table-row>
      </table:table>
      <text:p text:style-name="P20"><text:span text:style-name="Strong_20_Emphasis"><text:span text:style-name="T1"/></text:span></text:p>
      <text:p text:style-name="P20"><text:span text:style-name="Strong_20_Emphasis"><text:span text:style-name="T1"/></text:span></text:p>
      <text:h text:style-name="Heading_20_4" text:outline-level="4"><text:span text:style-name="T1">2. </text:span><text:span text:style-name="Strong_20_Emphasis"><text:span text:style-name="T1">Fonctionnalités principales</text:span></text:span></text:h>
      <text:list text:style-name="L4">
        <text:list-item>
          <text:p text:style-name="P9"><text:span text:style-name="Strong_20_Emphasis">Interface utilisateur simple</text:span> :</text:p>
          <text:list>
            <text:list-item>
              <text:p text:style-name="P9">Une zone d'affichage pour les résultats et les calculs en cours.</text:p>
            </text:list-item>
            <text:list-item>
              <text:p text:style-name="P9">Des boutons pour les chiffres (0 à 9) et les opérations (+, -, ×, ÷).</text:p>
            </text:list-item>
            <text:list-item>
              <text:p text:style-name="P9">Un bouton pour effacer le calcul en cours (AC).</text:p>
            </text:list-item>
            <text:list-item>
              <text:p text:style-name="P9">Un bouton pour afficher le résultat (=).</text:p>
            </text:list-item>
            <text:list-item>
              <text:p text:style-name="P9">Un bouton pour supprimer la dernière entrée (CE).</text:p>
            </text:list-item>
          </text:list>
        </text:list-item>
        <text:list-item>
          <text:p text:style-name="P9"><text:span text:style-name="Strong_20_Emphasis">Fonctionnalités de calcul</text:span> :</text:p>
          <text:list>
            <text:list-item>
              <text:p text:style-name="P9">Capacité à gérer les quatre opérations arithmétiques de base : addition, soustraction, multiplication, division.</text:p>
            </text:list-item>
            <text:list-item>
              <text:p text:style-name="P9">Gestion des priorités des opérations (optionnel pour une version plus avancée).</text:p>
            </text:list-item>
            <text:list-item>
              <text:p text:style-name="P9">Affichage des erreurs comme la division par zéro.</text:p>
              <text:p text:style-name="P9"/>
            </text:list-item>
          </text:list>
        </text:list-item>
        <text:list-item>
          <text:p text:style-name="P9"><text:span text:style-name="Strong_20_Emphasis">Historique des calculs (optionnel)</text:span> :</text:p>
          <text:list>
            <text:list-item>
              <text:p text:style-name="P10">Possibilité d'afficher les derniers calculs effectués sous la forme d'une liste d'historique.</text:p>
              <text:p text:style-name="P10"/>
            </text:list-item>
          </text:list>
        </text:list-item>
      </text:list>
      <table:table table:name="Tableau2" table:style-name="Tableau2">
        <table:table-column table:style-name="Tableau2.A"/>
        <table:table-row>
          <table:table-cell table:style-name="Tableau2.A1" office:value-type="string">
            <text:h text:style-name="P4" text:outline-level="4"><text:span text:style-name="T2">3</text:span><text:span text:style-name="T1">. </text:span><text:span text:style-name="Strong_20_Emphasis"><text:span text:style-name="T2">Fonctionnalités supplémentaires</text:span></text:span></text:h>
            <text:list text:style-name="L2">
              <text:list-item>
                <text:list>
                  <text:list-item>
                    <text:p text:style-name="P18">Gestion de l’historique de calcu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Réutilisation de l’ancien résultat si un opérateur est utilisé</text:p>
                  </text:list-item>
                </text:list>
              </text:list-item>
            </text:list>
            <text:p text:style-name="P21"><text:span text:style-name="Strong_20_Emphasis"><text:span text:style-name="T2"/></text:span></text:p>
          </table:table-cell>
        </table:table-row>
      </table:table>
      <text:p text:style-name="P14"><text:span text:style-name="Strong_20_Emphasis"><text:span text:style-name="T2"/></text:span></text:p>
      <text:p text:style-name="P14"><text:span text:style-name="Strong_20_Emphasis"><text:span text:style-name="T2"/></text:span></text:p>
      <text:h text:style-name="Heading_20_4" text:outline-level="4"><text:soft-page-break/><text:span text:style-name="T2">4</text:span><text:span text:style-name="T1">. </text:span><text:span text:style-name="Strong_20_Emphasis"><text:span text:style-name="T1">Spécifications techniques</text:span></text:span></text:h>
      <text:list text:style-name="L5">
        <text:list-item>
          <text:p text:style-name="P11"><text:span text:style-name="Strong_20_Emphasis">Technologies</text:span> :</text:p>
          <text:list>
            <text:list-item>
              <text:p text:style-name="P12"><text:span text:style-name="Strong_20_Emphasis">Frontend</text:span> : HTML5, CSS3 pour la présentation.</text:p>
            </text:list-item>
            <text:list-item>
              <text:p text:style-name="P12"><text:span text:style-name="Strong_20_Emphasis">Backend</text:span> : PHP pour gérer la logique de calcul.</text:p>
              <text:p text:style-name="P12"/>
            </text:list-item>
          </text:list>
        </text:list-item>
        <text:list-item>
          <text:p text:style-name="P11"><text:span text:style-name="Strong_20_Emphasis">Structure des fichiers</text:span> :</text:p>
          <text:list>
            <text:list-item>
              <text:p text:style-name="P12"><text:span text:style-name="Source_20_Text">index.php</text:span> : Page principale contenant le code HTML et PHP.</text:p>
            </text:list-item>
            <text:list-item>
              <text:p text:style-name="P12"><text:span text:style-name="Source_20_Text">style.css</text:span> : Fichier pour la mise en page et le style de la calculatrice.</text:p>
              <text:p text:style-name="P11"/>
            </text:list-item>
          </text:list>
        </text:list-item>
      </text:list>
      <text:h text:style-name="P2" text:outline-level="4"><text:span text:style-name="Strong_20_Emphasis"><text:span text:style-name="T2"/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0:06:39.563000000</meta:creation-date>
    <dc:date>2024-09-17T10:25:02.520000000</dc:date>
    <meta:editing-duration>PT8M8S</meta:editing-duration>
    <meta:editing-cycles>8</meta:editing-cycles>
    <meta:generator>LibreOffice/24.2.5.2$Windows_X86_64 LibreOffice_project/bffef4ea93e59bebbeaf7f431bb02b1a39ee8a59</meta:generator>
    <meta:document-statistic meta:table-count="2" meta:image-count="0" meta:object-count="0" meta:page-count="2" meta:paragraph-count="31" meta:word-count="251" meta:character-count="1501" meta:non-whitespace-character-count="1303"/>
  </office:meta>
</office:document-meta>
</file>